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7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3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4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5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font-style="italic" style:font-style-asian="italic" style:font-style-complex="italic" fo:hyphenate="false" fo:hyphenation-remain-char-count="2" fo:hyphenation-push-char-count="2"/>
    </style:style>
    <style:style style:name="P17" style:family="paragraph" style:parent-style-name="Text_20_body">
      <style:paragraph-properties fo:margin-top="0.212cm" fo:margin-bottom="0cm" fo:text-align="justify" style:justify-single-word="false" fo:orphans="2" fo:widows="2" fo:hyphenation-ladder-count="no-limit" fo:padding="0.049cm" fo:border="0.06pt solid #000000" style:shadow="none" style:writing-mode="lr-tb"/>
      <style:text-properties style:use-window-font-color="true" fo:hyphenate="false" fo:hyphenation-remain-char-count="2" fo:hyphenation-push-char-count="2"/>
    </style:style>
    <style:style style:name="P18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8" style:family="text">
      <style:text-properties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9" style:family="text">
      <style:text-properties style:font-name="Times New Roman1" fo:language="en" fo:country="U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ression des besoins fonctionnels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commande' /&gt;</text:p>
      <text:p text:style-name="P4">&lt;param key='model' value='${project}\Models\applications\${appName}\${appName}.uml' /&gt; </text:p>
      <text:p text:style-name="P6"><text:span text:style-name="T1">&lt;output path='</text:span><text:span text:style-name="T2">${project}/Documentation</text:span><text:span text:style-name="T1">/</text:span><text:span text:style-name="T9">${appName}/Generated/exprBesoins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4">&lt;context </text:span><text:span text:style-name="T6">element='Model</text:span><text:span text:style-name="T7">/UseCaseView/context</text:span><text:span text:style-name="T6">'</text:span><text:span text:style-name="T4">/&gt;</text:span></text:p>
      <text:h text:style-name="Heading_20_2" text:outline-level="2">Diagramme de contexte et acteurs</text:h>
      <text:p text:style-name="Standard"/>
      <text:h text:style-name="P18" text:outline-level="3">Diagramme de contexte (spécification périmètre applicatif) :</text:h>
      <text:p text:style-name="P13">&lt;gendoc&gt;</text:p>
      <text:p text:style-name="P11">[for(diag : Diagram | self.getPapyrusDiagrams())]</text:p>
      <text:p text:style-name="P12"><text:span text:style-name="T5">&lt;image object=’[diag.getDiagram() /]’ keepW='true'&gt;</text:span><text:span text:style-name="T5"><draw:frame draw:style-name="fr1" draw:name="Cadre2" text:anchor-type="as-char" svg:width="16.595cm" draw:z-index="2"><draw:text-box fo:min-height="1.457cm"><text:p text:style-name="Frame_20_contents"/></draw:text-box></draw:frame></text:span><text:span text:style-name="T5">&lt;/image&gt;</text:span></text:p>
      <text:p text:style-name="P8">[/for]</text:p>
      <text:p text:style-name="P13">[for (actor:Actor|self.ownedElement-&gt;filter(Actor))]</text:p>
      <text:h text:style-name="Heading_20_3" text:outline-level="3">Acteur uml "[actor.name/]"</text:h>
      <text:p text:style-name="Standard"/>
      <text:p text:style-name="P17">[for(ligne:String|actor.getDocumentation().splitNewLine())][ligne /][/for]</text:p>
      <text:p text:style-name="P7">[/for]</text:p>
      <text:p text:style-name="P8">&lt;/gendoc&gt;</text:p>
      <text:p text:style-name="P2"><text:span text:style-name="T4">&lt;context </text:span><text:span text:style-name="T6">element='Model</text:span><text:span text:style-name="T7">/UseCaseView</text:span><text:span text:style-name="T6">'</text:span><text:span text:style-name="T4">/&gt;</text:span></text:p>
      <text:h text:style-name="Heading_20_2" text:outline-level="2">Cas d'utilisation avec scénarios et activités</text:h>
      <text:p text:style-name="P14">"<text:span text:style-name="T10">Use Case</text:span>" : <text:span text:style-name="T10">objectif</text:span> (ou 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>&lt;gendoc&gt;</text:p>
      <text:p text:style-name="P11">[for(diag : Diagram | self.getPapyrusDiagrams())]</text:p>
      <text:p text:style-name="P12"><text:span text:style-name="T5">&lt;image object=’[diag.getDiagram() /]’ keepW='true'&gt;</text:span><text:span text:style-name="T5"><draw:frame draw:style-name="fr1" draw:name="Cadre1" text:anchor-type="as-char" svg:width="16.595cm" draw:z-index="0"><draw:text-box fo:min-height="1.457cm"><text:p text:style-name="Frame_20_contents"/></draw:text-box></draw:frame></text:span><text:span text:style-name="T5">&lt;/image&gt;</text:span></text:p>
      <text:p text:style-name="P8">[/for]</text:p>
      <text:p text:style-name="P13">[for (uc:UseCase|self.ownedElement-&gt;filter(UseCase))]</text:p>
      <text:h text:style-name="Heading_20_3" text:outline-level="3"><text:soft-page-break/>U.C. "[uc.name/]"</text:h>
      <text:p text:style-name="Standard"/>
      <text:p text:style-name="P17">[for(ligne:String|uc.getDocumentation().splitNewLine())][ligne /]</text:p>
      <text:p text:style-name="P17">[/for]</text:p>
      <text:p text:style-name="P7">[for (a:Activity|self.ownedElement-&gt;filter(Activity) )]</text:p>
      <text:p text:style-name="P11">[for(subActivitydiag : Diagram | a.getPapyrusDiagrams())]</text:p>
      <text:p text:style-name="P10"><text:span text:style-name="T8">&lt;image object=’[subActivitydiag.getDiagram() /]’ keepW='true'&gt;</text:span><text:span text:style-name="T8"><draw:frame draw:style-name="fr1" draw:name="Cadre3" text:anchor-type="as-char" svg:width="16.595cm" draw:z-index="1"><draw:text-box fo:min-height="1.457cm"><text:p text:style-name="Frame_20_contents"/></draw:text-box></draw:frame></text:span><text:span text:style-name="T8">&lt;/image&gt;</text:span></text:p>
      <text:p text:style-name="P9">[/for][/for]</text:p>
      <text:p text:style-name="P15"><text:span text:style-name="T3">[/for]</text:span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26:31.13</dc:date>
    <dc:language>fr-FR</dc:language>
    <meta:editing-cycles>122</meta:editing-cycles>
    <meta:editing-duration>PT5H57M27S</meta:editing-duration>
    <meta:document-statistic meta:table-count="0" meta:image-count="0" meta:object-count="0" meta:page-count="2" meta:paragraph-count="40" meta:word-count="155" meta:character-count="1782" meta:non-whitespace-character-count="1661"/>
    <meta:user-defined meta:name="Info 1"/>
    <meta:user-defined meta:name="Info 2"/>
    <meta:user-defined meta:name="Info 3"/>
    <meta:user-defined meta:name="Info 4"/>
  </office:meta>
</office:document-meta>
</file>